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303cm" svg:y1="5.016cm" svg:x2="0.997cm" svg:y2="5.004cm" draw:start-shape="id1" draw:start-glue-point="6" svg:d="M2303 5016l-1306-12" svg:viewBox="0 0 1307 13">
          <text:p/>
        </draw:connector>
        <draw:connector draw:style-name="gr3" draw:text-style-name="P1" draw:layer="layout" draw:type="line" svg:x1="5.403cm" svg:y1="5.016cm" svg:x2="3.698cm" svg:y2="5.016cm" draw:start-shape="id2" draw:start-glue-point="6" draw:end-shape="id1" draw:end-glue-point="10" svg:d="M5403 5016h-1705" svg:viewBox="0 0 17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34:14.585083681</dc:date>
    <dc:creator>elucterio </dc:creator>
    <meta:editing-duration>PT1H1M21S</meta:editing-duration>
    <meta:editing-cycles>29</meta:editing-cycles>
    <meta:generator>LibreOffice/4.2.8.2$Linux_X86_64 LibreOffice_project/420m0$Build-2</meta:generator>
    <meta:document-statistic meta:object-count="10"/>
  </office:meta>
</office:document-meta>
</file>